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.74pt"/>
    </style:style>
    <style:style style:name="co3" style:family="table-column">
      <style:table-column-properties fo:break-before="auto" style:column-width="7.14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86.09pt"/>
    </style:style>
    <style:style style:name="co6" style:family="table-column">
      <style:table-column-properties fo:break-before="auto" style:column-width="79.09pt"/>
    </style:style>
    <style:style style:name="co7" style:family="table-column">
      <style:table-column-properties fo:break-before="auto" style:column-width="84.64pt"/>
    </style:style>
    <style:style style:name="co8" style:family="table-column">
      <style:table-column-properties fo:break-before="auto" style:column-width="77.5pt"/>
    </style:style>
    <style:style style:name="co9" style:family="table-column">
      <style:table-column-properties fo:break-before="auto" style:column-width="78.89pt"/>
    </style:style>
    <style:style style:name="co10" style:family="table-column">
      <style:table-column-properties fo:break-before="auto" style:column-width="72.45pt"/>
    </style:style>
    <style:style style:name="co11" style:family="table-column">
      <style:table-column-properties fo:break-before="auto" style:column-width="64.01pt"/>
    </style:style>
    <style:style style:name="ro4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40.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fo:border="0.99pt solid #000000" fo:padding="4pt"/>
      <style:paragraph-properties fo:text-align="justify" fo:margin-left="0pt"/>
    </style:style>
    <style:style style:name="ce3" style:family="table-cell" style:parent-style-name="Default">
      <style:table-cell-properties fo:background-color="#333333"/>
      <style:text-properties fo:color="#ffffff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cccccc" fo:border="none" style:shadow="none"/>
    </style:style>
    <style:style style:name="ce6" style:family="table-cell" style:parent-style-name="Default">
      <style:table-cell-properties fo:background-color="#b3b3b3" style:text-align-source="fix" style:repeat-content="false" fo:border="none" style:shadow="none"/>
      <style:paragraph-properties fo:text-align="end" fo:margin-left="0pt"/>
    </style:style>
    <style:style style:name="ce7" style:family="table-cell" style:parent-style-name="Default">
      <style:table-cell-properties fo:background-color="#b3b3b3" style:shadow="none"/>
    </style:style>
    <style:style style:name="ce8" style:family="table-cell" style:parent-style-name="Default">
      <style:table-cell-properties fo:background-color="#b3b3b3" fo:border="none" style:shadow="none"/>
    </style:style>
    <style:style style:name="ce9" style:family="table-cell" style:parent-style-name="Default">
      <style:table-cell-properties fo:background-color="#333333" style:text-align-source="fix" style:repeat-content="false" fo:border="none" style:shadow="none"/>
      <style:paragraph-properties fo:text-align="end" fo:margin-left="0pt"/>
      <style:text-properties fo:color="#ffffff"/>
    </style:style>
    <style:style style:name="ce10" style:family="table-cell" style:parent-style-name="Default">
      <style:table-cell-properties fo:background-color="#333333" fo:border="none" style:shadow="none"/>
      <style:text-properties fo:color="#ffffff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b3b3b3"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b3b3b3"/>
    </style:style>
    <style:style style:name="ce14" style:family="table-cell" style:parent-style-name="Default">
      <style:table-cell-properties fo:background-color="#333333" style:text-align-source="fix" style:repeat-content="false"/>
      <style:paragraph-properties fo:text-align="end" fo:margin-left="0pt"/>
      <style:text-properties fo:color="#ffffff"/>
    </style:style>
    <style:style style:name="ce15" style:family="table-cell" style:parent-style-name="Default">
      <style:table-cell-properties fo:background-color="#333333"/>
      <style:text-properties fo:color="#ffffff"/>
    </style:style>
    <style:style style:name="ce16" style:family="table-cell" style:parent-style-name="Default">
      <style:table-cell-properties fo:background-color="#e6e6e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382.76pt" svg:height="232.81pt" svg:x="947.03pt" svg:y="21.17pt">
            <loext:p draw:notify-on-update-of-ranges="Sheet1.F4:Sheet1.F13 Sheet1.G4:Sheet1.G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380.89pt" svg:height="231.9pt" svg:x="947.93pt" svg:y="267.42pt">
            <loext:p draw:notify-on-update-of-ranges="Sheet1.I4:Sheet1.I23 Sheet1.J4:Sheet1.J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81.86pt" svg:height="239.56pt" svg:x="947.93pt" svg:y="520.47pt">
            <loext:p draw:notify-on-update-of-ranges="Sheet1.L4:Sheet1.L103 Sheet1.M4:Sheet1.M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 calcext:value-type="string">
            <text:p>Data:</text:p>
          </table:table-cell>
          <table:table-cell table:number-columns-repeated="4"/>
          <table:table-cell table:style-name="ce4" office:value-type="string" calcext:value-type="string" table:number-columns-spanned="7" table:number-rows-spanned="1">
            <text:p>Frequency distribution Spreadsheet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/>
          <table:table-cell table:style-name="ce2" office:value-type="string" calcext:value-type="string" table:number-columns-spanned="2" table:number-rows-spanned="5">
            <text:p>Paste the numeric data into the column A from position 2 and on. Max entries: 65000.</text:p>
          </table:table-cell>
          <table:covered-table-cell/>
          <table:table-cell table:number-columns-repeated="2"/>
          <table:table-cell table:style-name="ce5" office:value-type="string" calcext:value-type="string">
            <text:p>10% categories</text:p>
          </table:table-cell>
          <table:table-cell table:style-name="ce6" office:value-type="string" calcext:value-type="string">
            <text:p>Freq</text:p>
          </table:table-cell>
          <table:table-cell table:style-name="ce9" office:value-type="string" calcext:value-type="string">
            <text:p>Probability</text:p>
          </table:table-cell>
          <table:table-cell table:style-name="ce11" office:value-type="string" calcext:value-type="string">
            <text:p>5% categories</text:p>
          </table:table-cell>
          <table:table-cell table:style-name="ce12" office:value-type="string" calcext:value-type="string">
            <text:p>Freq</text:p>
          </table:table-cell>
          <table:table-cell table:style-name="ce14" office:value-type="string" calcext:value-type="string">
            <text:p>Probability</text:p>
          </table:table-cell>
          <table:table-cell table:style-name="ce16" office:value-type="string" calcext:value-type="string">
            <text:p>1% categories</text:p>
          </table:table-cell>
          <table:table-cell table:style-name="ce13" office:value-type="string" calcext:value-type="string">
            <text:p>Freq</text:p>
          </table:table-cell>
          <table:table-cell table:style-name="ce15" office:value-type="string" calcext:value-type="string">
            <text:p>Probability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5" table:formula="of:= [.$C$21] + INT(([.$B$21] - [.$C$21]) * 0.1)" office:value-type="float" office:value="0" calcext:value-type="float">
            <text:p>0</text:p>
          </table:table-cell>
          <table:table-cell table:style-name="ce7" table:number-matrix-columns-spanned="1" table:number-matrix-rows-spanned="11" table:formula="of:=FREQUENCY([.A2:.A65000];[.F4:.F13])" office:value-type="string" office:string-value="" calcext:value-type="error">
            <text:p>#VALUE!</text:p>
          </table:table-cell>
          <table:table-cell table:style-name="ce10" table:formula="of:= (SUM([.$G$4:.G4]) / SUM([.$G$4:.$G$13])) * 100" office:value-type="string" office:string-value="" calcext:value-type="error">
            <text:p>#VALUE!</text:p>
          </table:table-cell>
          <table:table-cell table:style-name="ce11" table:formula="of:= [.$C$21] + INT(([.$B$21] - [.$C$21]) * 0.05)" office:value-type="float" office:value="0" calcext:value-type="float">
            <text:p>0</text:p>
          </table:table-cell>
          <table:table-cell table:style-name="ce13" table:number-matrix-columns-spanned="1" table:number-matrix-rows-spanned="21" table:formula="of:=FREQUENCY([.A2:.A65000];[.I4:.I23])" office:value-type="string" office:string-value="" calcext:value-type="error">
            <text:p>#VALUE!</text:p>
          </table:table-cell>
          <table:table-cell table:style-name="ce15" table:formula="of:= (SUM([.$J$4:.J4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01)" office:value-type="float" office:value="0" calcext:value-type="float">
            <text:p>0</text:p>
          </table:table-cell>
          <table:table-cell table:style-name="ce13" table:number-matrix-columns-spanned="1" table:number-matrix-rows-spanned="101" table:formula="of:=FREQUENCY([.A2:.A65000];[.L4:.L103])" office:value-type="string" office:string-value="" calcext:value-type="error">
            <text:p>#VALUE!</text:p>
          </table:table-cell>
          <table:table-cell table:style-name="ce15" table:formula="of:= (SUM([.$M$4:.M4]) / SUM([.$M$4:.$M$103])) * 100" office:value-type="string" office:string-value="" calcext:value-type="error">
            <text:p>#VALUE!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5" table:formula="of:= [.$C$21] + INT(([.$B$21] - [.$C$21]) * 0.2)" office:value-type="float" office:value="0" calcext:value-type="float">
            <text:p>0</text:p>
          </table:table-cell>
          <table:table-cell table:style-name="ce7" office:value-type="string" office:string-value="" calcext:value-type="error">
            <text:p>#VALUE!</text:p>
          </table:table-cell>
          <table:table-cell table:style-name="ce10" table:formula="of:= (SUM([.$G$4:.G5]) / SUM([.$G$4:.$G$13])) * 100" office:value-type="string" office:string-value="" calcext:value-type="error">
            <text:p>#VALUE!</text:p>
          </table:table-cell>
          <table:table-cell table:style-name="ce11" table:formula="of:= [.$C$21] + INT(([.$B$21] - [.$C$21]) * 0.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5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0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5]) / SUM([.$M$4:.$M$103])) * 100" office:value-type="string" office:string-value="" calcext:value-type="error">
            <text:p>#VALUE!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5" table:formula="of:= [.$C$21] + INT(([.$B$21] - [.$C$21]) * 0.3)" office:value-type="float" office:value="0" calcext:value-type="float">
            <text:p>0</text:p>
          </table:table-cell>
          <table:table-cell table:style-name="ce7" office:value-type="string" office:string-value="" calcext:value-type="error">
            <text:p>#VALUE!</text:p>
          </table:table-cell>
          <table:table-cell table:style-name="ce10" table:formula="of:= (SUM([.$G$4:.G6]) / SUM([.$G$4:.$G$13])) * 100" office:value-type="string" office:string-value="" calcext:value-type="error">
            <text:p>#VALUE!</text:p>
          </table:table-cell>
          <table:table-cell table:style-name="ce11" table:formula="of:= [.$C$21] + INT(([.$B$21] - [.$C$21]) * 0.1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6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0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6]) / SUM([.$M$4:.$M$103])) * 100" office:value-type="string" office:string-value="" calcext:value-type="error">
            <text:p>#VALUE!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5" table:formula="of:= [.$C$21] + INT(([.$B$21] - [.$C$21]) * 0.4)" office:value-type="float" office:value="0" calcext:value-type="float">
            <text:p>0</text:p>
          </table:table-cell>
          <table:table-cell table:style-name="ce7" office:value-type="string" office:string-value="" calcext:value-type="error">
            <text:p>#VALUE!</text:p>
          </table:table-cell>
          <table:table-cell table:style-name="ce10" table:formula="of:= (SUM([.$G$4:.G7]) / SUM([.$G$4:.$G$13])) * 100" office:value-type="string" office:string-value="" calcext:value-type="error">
            <text:p>#VALUE!</text:p>
          </table:table-cell>
          <table:table-cell table:style-name="ce11" table:formula="of:= [.$C$21] + INT(([.$B$21] - [.$C$21]) * 0.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7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0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7]) / SUM([.$M$4:.$M$103])) * 100" office:value-type="string" office:string-value="" calcext:value-type="error">
            <text:p>#VALUE!</text:p>
          </table:table-cell>
        </table:table-row>
        <table:table-row table:style-name="ro3">
          <table:table-cell table:number-columns-repeated="5"/>
          <table:table-cell table:style-name="ce5" table:formula="of:= [.$C$21] + INT(([.$B$21] - [.$C$21]) * 0.5)" office:value-type="float" office:value="0" calcext:value-type="float">
            <text:p>0</text:p>
          </table:table-cell>
          <table:table-cell table:style-name="ce7" office:value-type="string" office:string-value="" calcext:value-type="error">
            <text:p>#VALUE!</text:p>
          </table:table-cell>
          <table:table-cell table:style-name="ce10" table:formula="of:= (SUM([.$G$4:.G8]) / SUM([.$G$4:.$G$13])) * 100" office:value-type="string" office:string-value="" calcext:value-type="error">
            <text:p>#VALUE!</text:p>
          </table:table-cell>
          <table:table-cell table:style-name="ce11" table:formula="of:= [.$C$21] + INT(([.$B$21] - [.$C$21]) * 0.2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8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0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8]) / SUM([.$M$4:.$M$103])) * 100" office:value-type="string" office:string-value="" calcext:value-type="error">
            <text:p>#VALUE!</text:p>
          </table:table-cell>
        </table:table-row>
        <table:table-row table:style-name="ro3">
          <table:table-cell table:number-columns-repeated="5"/>
          <table:table-cell table:style-name="ce5" table:formula="of:= [.$C$21] + INT(([.$B$21] - [.$C$21]) * 0.6)" office:value-type="float" office:value="0" calcext:value-type="float">
            <text:p>0</text:p>
          </table:table-cell>
          <table:table-cell table:style-name="ce7" office:value-type="string" office:string-value="" calcext:value-type="error">
            <text:p>#VALUE!</text:p>
          </table:table-cell>
          <table:table-cell table:style-name="ce10" table:formula="of:= (SUM([.$G$4:.G9]) / SUM([.$G$4:.$G$13])) * 100" office:value-type="string" office:string-value="" calcext:value-type="error">
            <text:p>#VALUE!</text:p>
          </table:table-cell>
          <table:table-cell table:style-name="ce11" table:formula="of:= [.$C$21] + INT(([.$B$21] - [.$C$21]) * 0.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9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0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9]) / SUM([.$M$4:.$M$103])) * 100" office:value-type="string" office:string-value="" calcext:value-type="error">
            <text:p>#VALUE!</text:p>
          </table:table-cell>
        </table:table-row>
        <table:table-row table:style-name="ro3">
          <table:table-cell table:number-columns-repeated="5"/>
          <table:table-cell table:style-name="ce5" table:formula="of:= [.$C$21] + INT(([.$B$21] - [.$C$21]) * 0.7)" office:value-type="float" office:value="0" calcext:value-type="float">
            <text:p>0</text:p>
          </table:table-cell>
          <table:table-cell table:style-name="ce7" office:value-type="string" office:string-value="" calcext:value-type="error">
            <text:p>#VALUE!</text:p>
          </table:table-cell>
          <table:table-cell table:style-name="ce10" table:formula="of:= (SUM([.$G$4:.G10]) / SUM([.$G$4:.$G$13])) * 100" office:value-type="string" office:string-value="" calcext:value-type="error">
            <text:p>#VALUE!</text:p>
          </table:table-cell>
          <table:table-cell table:style-name="ce11" table:formula="of:= [.$C$21] + INT(([.$B$21] - [.$C$21]) * 0.3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10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0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0]) / SUM([.$M$4:.$M$103])) * 100" office:value-type="string" office:string-value="" calcext:value-type="error">
            <text:p>#VALUE!</text:p>
          </table:table-cell>
        </table:table-row>
        <table:table-row table:style-name="ro3">
          <table:table-cell table:number-columns-repeated="5"/>
          <table:table-cell table:style-name="ce5" table:formula="of:= [.$C$21] + INT(([.$B$21] - [.$C$21]) * 0.8)" office:value-type="float" office:value="0" calcext:value-type="float">
            <text:p>0</text:p>
          </table:table-cell>
          <table:table-cell table:style-name="ce7" office:value-type="string" office:string-value="" calcext:value-type="error">
            <text:p>#VALUE!</text:p>
          </table:table-cell>
          <table:table-cell table:style-name="ce10" table:formula="of:= (SUM([.$G$4:.G11]) / SUM([.$G$4:.$G$13])) * 100" office:value-type="string" office:string-value="" calcext:value-type="error">
            <text:p>#VALUE!</text:p>
          </table:table-cell>
          <table:table-cell table:style-name="ce11" table:formula="of:= [.$C$21] + INT(([.$B$21] - [.$C$21]) * 0.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11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0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1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5"/>
          <table:table-cell table:style-name="ce5" table:formula="of:= [.$C$21] + INT(([.$B$21] - [.$C$21]) * 0.9)" office:value-type="float" office:value="0" calcext:value-type="float">
            <text:p>0</text:p>
          </table:table-cell>
          <table:table-cell table:style-name="ce7" office:value-type="string" office:string-value="" calcext:value-type="error">
            <text:p>#VALUE!</text:p>
          </table:table-cell>
          <table:table-cell table:style-name="ce10" table:formula="of:= (SUM([.$G$4:.G12]) / SUM([.$G$4:.$G$13])) * 100" office:value-type="string" office:string-value="" calcext:value-type="error">
            <text:p>#VALUE!</text:p>
          </table:table-cell>
          <table:table-cell table:style-name="ce11" table:formula="of:= [.$C$21] + INT(([.$B$21] - [.$C$21]) * 0.4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12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0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2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5"/>
          <table:table-cell table:style-name="ce5" table:formula="of:= [.$C$21] + INT(([.$B$21] - [.$C$21]) * 1)" office:value-type="float" office:value="0" calcext:value-type="float">
            <text:p>0</text:p>
          </table:table-cell>
          <table:table-cell table:style-name="ce8" office:value-type="string" office:string-value="" calcext:value-type="error">
            <text:p>#VALUE!</text:p>
          </table:table-cell>
          <table:table-cell table:style-name="ce10" table:formula="of:= (SUM([.$G$4:.G13]) / SUM([.$G$4:.$G$13])) * 100" office:value-type="string" office:string-value="" calcext:value-type="error">
            <text:p>#VALUE!</text:p>
          </table:table-cell>
          <table:table-cell table:style-name="ce11" table:formula="of:= [.$C$21] + INT(([.$B$21] - [.$C$21]) * 0.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13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3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6"/>
          <table:table-cell office:value-type="string" office:string-value="" calcext:value-type="error">
            <text:p>#VALUE!</text:p>
          </table:table-cell>
          <table:table-cell/>
          <table:table-cell table:style-name="ce11" table:formula="of:= [.$C$21] + INT(([.$B$21] - [.$C$21]) * 0.5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14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1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4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8"/>
          <table:table-cell table:style-name="ce11" table:formula="of:= [.$C$21] + INT(([.$B$21] - [.$C$21]) * 0.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15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1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5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8"/>
          <table:table-cell table:style-name="ce11" table:formula="of:= [.$C$21] + INT(([.$B$21] - [.$C$21]) * 0.6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16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1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6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8"/>
          <table:table-cell table:style-name="ce11" table:formula="of:= [.$C$21] + INT(([.$B$21] - [.$C$21]) * 0.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17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1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7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8"/>
          <table:table-cell table:style-name="ce11" table:formula="of:= [.$C$21] + INT(([.$B$21] - [.$C$21]) * 0.7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18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1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8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/>
          <table:table-cell table:style-name="ce3" office:value-type="string" calcext:value-type="string">
            <text:p>Descriptive results</text:p>
          </table:table-cell>
          <table:table-cell table:style-name="ce3"/>
          <table:table-cell table:number-columns-repeated="5"/>
          <table:table-cell table:style-name="ce11" table:formula="of:= [.$C$21] + INT(([.$B$21] - [.$C$21]) * 0.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19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1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9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/>
          <table:table-cell table:style-name="ce3" office:value-type="string" calcext:value-type="string">
            <text:p>Max:</text:p>
          </table:table-cell>
          <table:table-cell table:style-name="ce3" office:value-type="string" calcext:value-type="string">
            <text:p>Min:</text:p>
          </table:table-cell>
          <table:table-cell table:number-columns-repeated="5"/>
          <table:table-cell table:style-name="ce11" table:formula="of:= [.$C$21] + INT(([.$B$21] - [.$C$21]) * 0.8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20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1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20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/>
          <table:table-cell table:style-name="ce3" table:formula="of:= MAX([.A2:.A65000])" office:value-type="float" office:value="0" calcext:value-type="float">
            <text:p>0</text:p>
          </table:table-cell>
          <table:table-cell table:style-name="ce3" table:formula="of:= MIN([.A2:.A65000])" office:value-type="float" office:value="0" calcext:value-type="float">
            <text:p>0</text:p>
          </table:table-cell>
          <table:table-cell table:number-columns-repeated="5"/>
          <table:table-cell table:style-name="ce11" table:formula="of:= [.$C$21] + INT(([.$B$21] - [.$C$21]) * 0.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21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1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21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/>
          <table:table-cell table:style-name="ce3" office:value-type="string" calcext:value-type="string">
            <text:p>Range:</text:p>
          </table:table-cell>
          <table:table-cell table:style-name="ce3" table:formula="of:= [.B21]-[.C21]" office:value-type="float" office:value="0" calcext:value-type="float">
            <text:p>0</text:p>
          </table:table-cell>
          <table:table-cell table:number-columns-repeated="5"/>
          <table:table-cell table:style-name="ce11" table:formula="of:= [.$C$21] + INT(([.$B$21] - [.$C$21]) * 0.9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22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1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22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/>
          <table:table-cell table:style-name="ce3" office:value-type="string" calcext:value-type="string">
            <text:p>Mean:</text:p>
          </table:table-cell>
          <table:table-cell table:style-name="ce3" table:formula="of:= AVERAGE([.A2:.A$65000])" office:value-type="string" office:string-value="" calcext:value-type="error">
            <text:p>#DIV/0!</text:p>
          </table:table-cell>
          <table:table-cell table:number-columns-repeated="5"/>
          <table:table-cell table:style-name="ce11" table:formula="of:= [.$C$21] + INT(([.$B$21] - [.$C$21]) * 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J$4:.J23]) / SUM([.$J$4:.J$23])) * 100" office:value-type="string" office:string-value="" calcext:value-type="error">
            <text:p>#VALUE!</text:p>
          </table:table-cell>
          <table:table-cell table:style-name="ce16" table:formula="of:= INT([.$C$21] + ([.$B$21] - [.$C$21]) * 0.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23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/>
          <table:table-cell table:style-name="ce3" office:value-type="string" calcext:value-type="string">
            <text:p>Median:</text:p>
          </table:table-cell>
          <table:table-cell table:style-name="ce3" table:formula="of:= MEDIAN([.A2:.A$65000])" office:value-type="string" office:string-value="" calcext:value-type="error">
            <text:p>#VALUE!</text:p>
          </table:table-cell>
          <table:table-cell table:number-columns-repeated="6"/>
          <table:table-cell office:value-type="string" office:string-value="" calcext:value-type="error">
            <text:p>#VALUE!</text:p>
          </table:table-cell>
          <table:table-cell/>
          <table:table-cell table:style-name="ce16" table:formula="of:= INT([.$C$21] + ([.$B$21] - [.$C$21]) * 0.2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24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/>
          <table:table-cell table:style-name="ce3" office:value-type="string" calcext:value-type="string">
            <text:p>AvDev:</text:p>
          </table:table-cell>
          <table:table-cell table:style-name="ce3" table:formula="of:=AVEDEV([.A2:.A65000])" office:value-type="string" office:string-value="" calcext:value-type="error">
            <text:p>#VALUE!</text:p>
          </table:table-cell>
          <table:table-cell table:number-columns-repeated="8"/>
          <table:table-cell table:style-name="ce16" table:formula="of:= INT([.$C$21] + ([.$B$21] - [.$C$21]) * 0.2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25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/>
          <table:table-cell table:style-name="ce3" office:value-type="string" calcext:value-type="string">
            <text:p>Count:</text:p>
          </table:table-cell>
          <table:table-cell table:style-name="ce3" table:formula="of:= COUNT([.A2:.A65000])" office:value-type="float" office:value="0" calcext:value-type="float">
            <text:p>0</text:p>
          </table:table-cell>
          <table:table-cell table:number-columns-repeated="8"/>
          <table:table-cell table:style-name="ce16" table:formula="of:= INT([.$C$21] + ([.$B$21] - [.$C$21]) * 0.2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26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/>
          <table:table-cell table:style-name="ce3" office:value-type="string" calcext:value-type="string">
            <text:p>Variance:</text:p>
          </table:table-cell>
          <table:table-cell table:style-name="ce3" table:formula="of:=VAR([.A2:.A65000])" office:value-type="string" office:string-value="" calcext:value-type="error">
            <text:p>#DIV/0!</text:p>
          </table:table-cell>
          <table:table-cell table:number-columns-repeated="8"/>
          <table:table-cell table:style-name="ce16" table:formula="of:= INT([.$C$21] + ([.$B$21] - [.$C$21]) * 0.2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27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2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28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2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29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2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30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2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31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2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32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33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8"/>
          <table:table-cell office:value-type="string" calcext:value-type="string">
            <text:p>w</text:p>
          </table:table-cell>
          <table:table-cell table:number-columns-repeated="2"/>
          <table:table-cell table:style-name="ce16" table:formula="of:= INT([.$C$21] + ([.$B$21] - [.$C$21]) * 0.3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34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3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35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3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36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3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37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3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38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3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39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3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40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3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41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3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42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43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4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44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4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45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4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46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4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47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4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48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4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49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4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50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4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51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4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52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53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5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54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5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55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5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56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5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57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5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58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5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59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5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60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5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61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5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62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63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6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64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6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65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6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66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6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67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6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68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6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69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6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70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6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71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6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72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73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7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74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7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75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7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76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7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77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7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78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7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79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7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80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7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81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7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82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83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8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84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8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85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8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86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8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87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8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88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8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89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8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90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8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91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8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92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93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9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94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92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95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93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96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94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97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95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98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96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99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97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00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98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01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1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02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1"/>
          <table:table-cell table:style-name="ce16" table:formula="of:= INT([.$C$21] + ([.$B$21] - [.$C$21]) * 0.99)" office:value-type="float" office:value="0" calcext:value-type="float">
            <text:p>0</text:p>
          </table:table-cell>
          <table:table-cell table:style-name="ce13" office:value-type="string" office:string-value="" calcext:value-type="error">
            <text:p>#VALUE!</text:p>
          </table:table-cell>
          <table:table-cell table:style-name="ce15" table:formula="of:= (SUM([.$M$4:.M103]) / SUM([.$M$4:.$M$103])) * 100" office:value-type="string" office:string-value="" calcext:value-type="error">
            <text:p>#VALUE!</text:p>
          </table:table-cell>
        </table:table-row>
        <table:table-row table:style-name="ro5">
          <table:table-cell table:number-columns-repeated="12"/>
          <table:table-cell office:value-type="string" office:string-value="" calcext:value-type="error">
            <text:p>#VALUE!</text:p>
          </table:table-cell>
          <table:table-cell/>
        </table:table-row>
        <table:table-row table:style-name="ro5" table:number-rows-repeated="1048471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none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0:50:24.756137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rre</meta:initial-creator>
    <meta:creation-date>2009-03-12T16:56:47</meta:creation-date>
    <dc:date>2018-03-02T13:02:18.167665474</dc:date>
    <meta:editing-duration>P16DT12H28M35S</meta:editing-duration>
    <meta:editing-cycles>15</meta:editing-cycles>
    <meta:generator>LibreOffice/5.1.6.2$Linux_X86_64 LibreOffice_project/10m0$Build-2</meta:generator>
    <meta:document-statistic meta:table-count="3" meta:cell-count="423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72cm" svg:height="8.452cm" xlink:href=".." xlink:type="simple" chart:class="chart:bar" chart:style-name="ch1">
        <chart:title svg:x="3.584cm" svg:y="0.305cm" chart:style-name="ch2">
          <text:p>1% Frequency Distribution Plot</text:p>
        </chart:title>
        <chart:plot-area chart:style-name="ch3" table:cell-range-address="Sheet1.L4:Sheet1.M103" chart:data-source-has-labels="column" svg:x="1.28cm" svg:y="1.253cm" svg:width="11.923cm" svg:height="6.049cm">
          <chartooo:coordinate-region svg:x="1.716cm" svg:y="1.452cm" svg:width="11.266cm" svg:height="4.805cm"/>
          <chart:axis chart:dimension="x" chart:name="primary-x" chart:style-name="ch4" chartooo:axis-type="auto">
            <chartooo:date-scale/>
            <chart:title svg:x="5.861cm" svg:y="7.471cm" chart:style-name="ch5">
              <text:p>Category delimiter</text:p>
            </chart:title>
            <chart:categories table:cell-range-address="Sheet1.L4:Sheet1.L103"/>
          </chart:axis>
          <chart:axis chart:dimension="y" chart:name="primary-y" chart:style-name="ch6">
            <chart:title svg:x="0.451cm" svg:y="4.771cm" chart:style-name="ch7">
              <text:p>Count</text:p>
            </chart:title>
            <chart:grid chart:style-name="ch8" chart:class="major"/>
          </chart:axis>
          <chart:series chart:style-name="ch9" chart:values-cell-range-address="Sheet1.M4:Sheet1.M103" chart:class="chart:ba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L4:Sheet1.L103</svg:desc>
                </draw:g>
              </table:table-cell>
              <table:table-cell office:value-type="float" office:value="NaN">
                <text:p>NaN</text:p>
                <draw:g>
                  <svg:desc>Sheet1.M4:Sheet1.M103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38cm" svg:height="8.182cm" xlink:href=".." xlink:type="simple" chart:class="chart:bar" chart:style-name="ch1">
        <chart:title svg:x="3.5cm" svg:y="0.299cm" chart:style-name="ch2">
          <text:p>5% Frequency Distribution Plot </text:p>
        </chart:title>
        <chart:plot-area chart:style-name="ch3" table:cell-range-address="Sheet1.I4:Sheet1.J23" chart:data-source-has-labels="column" svg:x="1.279cm" svg:y="1.241cm" svg:width="11.891cm" svg:height="5.797cm">
          <chartooo:coordinate-region svg:x="1.9cm" svg:y="1.44cm" svg:width="11.27cm" svg:height="4.951cm"/>
          <chart:axis chart:dimension="x" chart:name="primary-x" chart:style-name="ch4" chartooo:axis-type="auto">
            <chartooo:date-scale/>
            <chart:title svg:x="5.844cm" svg:y="7.201cm" chart:style-name="ch5">
              <text:p>Category delimiter</text:p>
            </chart:title>
            <chart:categories table:cell-range-address="Sheet1.I4:Sheet1.I23"/>
          </chart:axis>
          <chart:axis chart:dimension="y" chart:name="primary-y" chart:style-name="ch6">
            <chart:title svg:x="0.451cm" svg:y="4.633cm" chart:style-name="ch7">
              <text:p>Count</text:p>
            </chart:title>
            <chart:grid chart:style-name="ch8" chart:class="major"/>
          </chart:axis>
          <chart:series chart:style-name="ch9" chart:values-cell-range-address="Sheet1.J4:Sheet1.J2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I4:Sheet1.I23</svg:desc>
                </draw:g>
              </table:table-cell>
              <table:table-cell office:value-type="float" office:value="NaN">
                <text:p>NaN</text:p>
                <draw:g>
                  <svg:desc>Sheet1.J4:Sheet1.J23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4c4c4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4cm" svg:height="8.214cm" xlink:href=".." xlink:type="simple" chart:class="chart:bar" chart:style-name="ch1">
        <chart:title svg:x="3.481cm" svg:y="0.3cm" chart:style-name="ch2">
          <text:p>10% Frequency Distribution Plot</text:p>
        </chart:title>
        <chart:plot-area chart:style-name="ch3" table:cell-range-address="Sheet1.F4:Sheet1.G13" chart:data-source-has-labels="column" svg:x="1.281cm" svg:y="1.243cm" svg:width="11.953cm" svg:height="5.826cm">
          <chartooo:coordinate-region svg:x="1.902cm" svg:y="1.442cm" svg:width="11.332cm" svg:height="4.98cm"/>
          <chart:axis chart:dimension="x" chart:name="primary-x" chart:style-name="ch4" chartooo:axis-type="auto">
            <chartooo:date-scale/>
            <chart:title svg:x="5.877cm" svg:y="7.233cm" chart:style-name="ch5">
              <text:p>Category delimiter</text:p>
            </chart:title>
            <chart:categories table:cell-range-address="Sheet1.F4:Sheet1.F13"/>
          </chart:axis>
          <chart:axis chart:dimension="y" chart:name="primary-y" chart:style-name="ch6">
            <chart:title svg:x="0.451cm" svg:y="4.65cm" chart:style-name="ch7">
              <text:p>Count</text:p>
            </chart:title>
            <chart:grid chart:style-name="ch8" chart:class="major"/>
          </chart:axis>
          <chart:series chart:style-name="ch9" chart:values-cell-range-address="Sheet1.G4:Sheet1.G1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4:Sheet1.F13</svg:desc>
                </draw:g>
              </table:table-cell>
              <table:table-cell office:value-type="float" office:value="NaN">
                <text:p>NaN</text:p>
                <draw:g>
                  <svg:desc>Sheet1.G4:Sheet1.G13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